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iknutí pravým tlačítkem</text:span></text:p>
            </table:table-cell>
            <table:table-cell table:style-name="Table5.A2" office:value-type="string">
              <text:p text:style-name="P43">Ctrl + klikno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také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Klikneme na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Klikneme na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Klikneme na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Klikneme na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Klikneme na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